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9-04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7-10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5-19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3-14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1-1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1-04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9-18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7-16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5-21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3-2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1-30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0-11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7-3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5-09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2-15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1-01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6-28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4-12 1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2-01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1-30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0-14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7-21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5-05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1-03-0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12-0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66032" calcext:value-type="float">
            <text:p>15.64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2804210526" calcext:value-type="float">
            <text:p>15.438280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45736" calcext:value-type="float">
            <text:p>15.71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88593548387" calcext:value-type="float">
            <text:p>16.0688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47130322581" calcext:value-type="float">
            <text:p>15.6847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60504" calcext:value-type="float">
            <text:p>15.18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9659354839" calcext:value-type="float">
            <text:p>14.0579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24664" calcext:value-type="float">
            <text:p>13.94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8616774194" calcext:value-type="float">
            <text:p>12.63386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2902068966" calcext:value-type="float">
            <text:p>13.975290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24281290323" calcext:value-type="float">
            <text:p>15.91242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3624" calcext:value-type="float">
            <text:p>16.2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02585806452" calcext:value-type="float">
            <text:p>16.3502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30944" calcext:value-type="float">
            <text:p>16.17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97329032258" calcext:value-type="float">
            <text:p>15.929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21798709677" calcext:value-type="float">
            <text:p>15.6221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07264" calcext:value-type="float">
            <text:p>15.26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55705806452" calcext:value-type="float">
            <text:p>14.6555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46856" calcext:value-type="float">
            <text:p>14.32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28590967742" calcext:value-type="float">
            <text:p>13.95285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25162857143" calcext:value-type="float">
            <text:p>13.49251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65024516129" calcext:value-type="float">
            <text:p>14.1965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55312" calcext:value-type="float">
            <text:p>15.70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55925714286" calcext:value-type="float">
            <text:p>16.22559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03128" calcext:value-type="float">
            <text:p>16.32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1780645161" calcext:value-type="float">
            <text:p>16.050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3565714286" calcext:value-type="float">
            <text:p>16.24235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85014285714" calcext:value-type="float">
            <text:p>15.76850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39083870968" calcext:value-type="float">
            <text:p>16.1539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5952" calcext:value-type="float">
            <text:p>16.0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5688" calcext:value-type="float">
            <text:p>16.0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73656" calcext:value-type="float">
            <text:p>16.71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97712" calcext:value-type="float">
            <text:p>16.60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6492903226" calcext:value-type="float">
            <text:p>16.52664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38735483871" calcext:value-type="float">
            <text:p>16.243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04048" calcext:value-type="float">
            <text:p>16.04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6823225806" calcext:value-type="float">
            <text:p>16.10268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4126896552" calcext:value-type="float">
            <text:p>15.730412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85362580645" calcext:value-type="float">
            <text:p>15.54853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5797" calcext:value-type="float">
            <text:p>14.8857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12122857143" calcext:value-type="float">
            <text:p>15.25121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34653913044" calcext:value-type="float">
            <text:p>16.263465391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4512" calcext:value-type="float">
            <text:p>16.4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53821538462" calcext:value-type="float">
            <text:p>16.275382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89344" calcext:value-type="float">
            <text:p>15.9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1096774194" calcext:value-type="float">
            <text:p>15.380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03476129032" calcext:value-type="float">
            <text:p>14.8503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15536" calcext:value-type="float">
            <text:p>14.41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91052903226" calcext:value-type="float">
            <text:p>14.07910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39576" calcext:value-type="float">
            <text:p>13.83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66138181818" calcext:value-type="float">
            <text:p>13.916613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25828571429" calcext:value-type="float">
            <text:p>15.2225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97617777778" calcext:value-type="float">
            <text:p>14.829761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65908571429" calcext:value-type="float">
            <text:p>15.28659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01388387097" calcext:value-type="float">
            <text:p>15.2201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796" calcext:value-type="float">
            <text:p>16.0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2152" calcext:value-type="float">
            <text:p>16.2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52676129032" calcext:value-type="float">
            <text:p>16.11526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30510344828" calcext:value-type="float">
            <text:p>16.00305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02190967742" calcext:value-type="float">
            <text:p>15.69021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09948387097" calcext:value-type="float">
            <text:p>15.210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88024" calcext:value-type="float">
            <text:p>14.59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16683870968" calcext:value-type="float">
            <text:p>13.471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1596" calcext:value-type="float">
            <text:p>13.53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0136774194" calcext:value-type="float">
            <text:p>14.61201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094" calcext:value-type="float">
            <text:p>14.849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9688" calcext:value-type="float">
            <text:p>14.83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01148387097" calcext:value-type="float">
            <text:p>15.790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88048" calcext:value-type="float">
            <text:p>15.9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77089032258" calcext:value-type="float">
            <text:p>15.7377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86336" calcext:value-type="float">
            <text:p>15.1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47775483871" calcext:value-type="float">
            <text:p>15.0947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3608516129" calcext:value-type="float">
            <text:p>15.5736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52992" calcext:value-type="float">
            <text:p>16.13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13295483871" calcext:value-type="float">
            <text:p>15.7013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9032" calcext:value-type="float">
            <text:p>15.25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21171764706" calcext:value-type="float">
            <text:p>15.012117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96165714286" calcext:value-type="float">
            <text:p>17.17961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48203870968" calcext:value-type="float">
            <text:p>17.35482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96096" calcext:value-type="float">
            <text:p>17.39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16335483871" calcext:value-type="float">
            <text:p>17.371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65125517241" calcext:value-type="float">
            <text:p>17.396512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84061935484" calcext:value-type="float">
            <text:p>17.4084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87488" calcext:value-type="float">
            <text:p>17.26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39357419355" calcext:value-type="float">
            <text:p>17.1839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69536" calcext:value-type="float">
            <text:p>16.9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74389090909" calcext:value-type="float">
            <text:p>16.777438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0612173913" calcext:value-type="float">
            <text:p>16.99061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81324444444" calcext:value-type="float">
            <text:p>17.118132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06562580645" calcext:value-type="float">
            <text:p>17.27065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57464" calcext:value-type="float">
            <text:p>17.32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66425806452" calcext:value-type="float">
            <text:p>17.1366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9496" calcext:value-type="float">
            <text:p>16.69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12356129032" calcext:value-type="float">
            <text:p>16.62123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66872" calcext:value-type="float">
            <text:p>16.8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5735483871" calcext:value-type="float">
            <text:p>16.515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01432" calcext:value-type="float">
            <text:p>16.03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14851612903" calcext:value-type="float">
            <text:p>16.0614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11094285714" calcext:value-type="float">
            <text:p>16.06110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24908387097" calcext:value-type="float">
            <text:p>16.51249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5267096774" calcext:value-type="float">
            <text:p>16.50452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58472" calcext:value-type="float">
            <text:p>16.45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85638709677" calcext:value-type="float">
            <text:p>16.408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4256" calcext:value-type="float">
            <text:p>16.1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21215483871" calcext:value-type="float">
            <text:p>15.9421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64816551724" calcext:value-type="float">
            <text:p>15.546481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4196" calcext:value-type="float">
            <text:p>15.28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6204" calcext:value-type="float">
            <text:p>14.58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4694545455" calcext:value-type="float">
            <text:p>14.389469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20831304348" calcext:value-type="float">
            <text:p>12.592083130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3256" calcext:value-type="float">
            <text:p>12.8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695456" calcext:value-type="float">
            <text:p>15.226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374" calcext:value-type="float">
            <text:p>16.200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96306666667" calcext:value-type="float">
            <text:p>16.17963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02190967742" calcext:value-type="float">
            <text:p>15.69021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70095483871" calcext:value-type="float">
            <text:p>15.4270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7572" calcext:value-type="float">
            <text:p>15.11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1133333333" calcext:value-type="float">
            <text:p>14.1571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09264" calcext:value-type="float">
            <text:p>13.05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8456774194" calcext:value-type="float">
            <text:p>15.55384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3502857143" calcext:value-type="float">
            <text:p>15.97435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61536" calcext:value-type="float">
            <text:p>15.65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6170322581" calcext:value-type="float">
            <text:p>15.67861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09832" calcext:value-type="float">
            <text:p>16.40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22328" calcext:value-type="float">
            <text:p>16.44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44608" calcext:value-type="float">
            <text:p>16.2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95870967742" calcext:value-type="float">
            <text:p>16.729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05414193548" calcext:value-type="float">
            <text:p>16.72054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19608" calcext:value-type="float">
            <text:p>16.55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9864" calcext:value-type="float">
            <text:p>16.19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4344" calcext:value-type="float">
            <text:p>15.7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3553548387" calcext:value-type="float">
            <text:p>15.46535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5347096774" calcext:value-type="float">
            <text:p>16.56853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9612903226" calcext:value-type="float">
            <text:p>17.117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1548" calcext:value-type="float">
            <text:p>17.21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78168" calcext:value-type="float">
            <text:p>17.1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76264" calcext:value-type="float">
            <text:p>17.12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3519483871" calcext:value-type="float">
            <text:p>17.0735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6949677419" calcext:value-type="float">
            <text:p>16.9166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98588387097" calcext:value-type="float">
            <text:p>16.78985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5747096774" calcext:value-type="float">
            <text:p>16.50757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7033846154" calcext:value-type="float">
            <text:p>16.002703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6749090909" calcext:value-type="float">
            <text:p>15.617674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625" calcext:value-type="float">
            <text:p>15.7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456925" calcext:value-type="float">
            <text:p>15.9845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65682580645" calcext:value-type="float">
            <text:p>16.5665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35202580645" calcext:value-type="float">
            <text:p>16.56352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44802580645" calcext:value-type="float">
            <text:p>16.6244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5896774194" calcext:value-type="float">
            <text:p>16.5535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9720516129" calcext:value-type="float">
            <text:p>16.46972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5255172414" calcext:value-type="float">
            <text:p>16.38352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7863225806" calcext:value-type="float">
            <text:p>16.17278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6619354839" calcext:value-type="float">
            <text:p>15.8166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3050322581" calcext:value-type="float">
            <text:p>15.4683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662875" calcext:value-type="float">
            <text:p>14.9366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9967" calcext:value-type="float">
            <text:p>15.2299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09175" calcext:value-type="float">
            <text:p>15.2120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66392258065" calcext:value-type="float">
            <text:p>15.53663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57310967742" calcext:value-type="float">
            <text:p>15.59573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26603870968" calcext:value-type="float">
            <text:p>15.3126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19267096774" calcext:value-type="float">
            <text:p>14.75192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09390967742" calcext:value-type="float">
            <text:p>13.83093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00082580645" calcext:value-type="float">
            <text:p>13.6100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77112258065" calcext:value-type="float">
            <text:p>14.20771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6869677419" calcext:value-type="float">
            <text:p>14.18568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8906666667" calcext:value-type="float">
            <text:p>15.46589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8987862069" calcext:value-type="float">
            <text:p>15.628987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82175" calcext:value-type="float">
            <text:p>15.7188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49734193548" calcext:value-type="float">
            <text:p>15.6049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2637419355" calcext:value-type="float">
            <text:p>15.9982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19197419355" calcext:value-type="float">
            <text:p>15.5319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7029677419" calcext:value-type="float">
            <text:p>15.8377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1303" calcext:value-type="float">
            <text:p>16.5213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48278709677" calcext:value-type="float">
            <text:p>16.2348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03396129032" calcext:value-type="float">
            <text:p>16.3103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91716129032" calcext:value-type="float">
            <text:p>16.1091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2054193548" calcext:value-type="float">
            <text:p>15.9372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60195" calcext:value-type="float">
            <text:p>15.3960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91569655172" calcext:value-type="float">
            <text:p>15.379156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952975" calcext:value-type="float">
            <text:p>16.0495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4136774194" calcext:value-type="float">
            <text:p>15.90741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96152" calcext:value-type="float">
            <text:p>15.8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481625" calcext:value-type="float">
            <text:p>15.6748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2644" calcext:value-type="float">
            <text:p>15.31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907525" calcext:value-type="float">
            <text:p>14.6990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24375" calcext:value-type="float">
            <text:p>14.5232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5016774194" calcext:value-type="float">
            <text:p>14.3255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313225" calcext:value-type="float">
            <text:p>14.3931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19793548387" calcext:value-type="float">
            <text:p>14.361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8599" calcext:value-type="float">
            <text:p>14.6985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9691034483" calcext:value-type="float">
            <text:p>16.056969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581" calcext:value-type="float">
            <text:p>16.078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38500645161" calcext:value-type="float">
            <text:p>16.47385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7989677419" calcext:value-type="float">
            <text:p>16.60579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4225" calcext:value-type="float">
            <text:p>17.096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825475" calcext:value-type="float">
            <text:p>17.2782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5795" calcext:value-type="float">
            <text:p>17.2095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01127741935" calcext:value-type="float">
            <text:p>17.15011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33395" calcext:value-type="float">
            <text:p>16.8133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52265806452" calcext:value-type="float">
            <text:p>16.4752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8755" calcext:value-type="float">
            <text:p>16.5298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70339310345" calcext:value-type="float">
            <text:p>16.707033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049325" calcext:value-type="float">
            <text:p>16.9004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13161290323" calcext:value-type="float">
            <text:p>16.921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2206451613" calcext:value-type="float">
            <text:p>16.9562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753175" calcext:value-type="float">
            <text:p>16.8275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58264" calcext:value-type="float">
            <text:p>16.69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3105" calcext:value-type="float">
            <text:p>16.5813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45675" calcext:value-type="float">
            <text:p>16.2274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6823483871" calcext:value-type="float">
            <text:p>16.07682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75475" calcext:value-type="float">
            <text:p>15.9447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2123870968" calcext:value-type="float">
            <text:p>14.7762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03725" calcext:value-type="float">
            <text:p>15.5380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62071724138" calcext:value-type="float">
            <text:p>16.766207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571" calcext:value-type="float">
            <text:p>16.760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21718709677" calcext:value-type="float">
            <text:p>17.0821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40745806452" calcext:value-type="float">
            <text:p>17.1640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2945" calcext:value-type="float">
            <text:p>17.2152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1860645161" calcext:value-type="float">
            <text:p>17.2571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834875" calcext:value-type="float">
            <text:p>17.2683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52575" calcext:value-type="float">
            <text:p>17.1605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25883870968" calcext:value-type="float">
            <text:p>17.0225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0808516129" calcext:value-type="float">
            <text:p>16.0308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242225" calcext:value-type="float">
            <text:p>16.3324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25936" calcext:value-type="float">
            <text:p>16.3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607175" calcext:value-type="float">
            <text:p>16.5760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66645" calcext:value-type="float">
            <text:p>16.7466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3643870968" calcext:value-type="float">
            <text:p>16.7543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400125" calcext:value-type="float">
            <text:p>16.7740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44338064516" calcext:value-type="float">
            <text:p>16.74443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615325" calcext:value-type="float">
            <text:p>16.4661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773125" calcext:value-type="float">
            <text:p>16.1377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66784516129" calcext:value-type="float">
            <text:p>16.3666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420575" calcext:value-type="float">
            <text:p>16.1242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1460645161" calcext:value-type="float">
            <text:p>15.7941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107775" calcext:value-type="float">
            <text:p>15.4810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42507586207" calcext:value-type="float">
            <text:p>15.144250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948475" calcext:value-type="float">
            <text:p>15.6894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12075" calcext:value-type="float">
            <text:p>15.8251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28288" calcext:value-type="float">
            <text:p>15.62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344025" calcext:value-type="float">
            <text:p>15.3334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66681290323" calcext:value-type="float">
            <text:p>15.54666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824775" calcext:value-type="float">
            <text:p>15.6982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52224516129" calcext:value-type="float">
            <text:p>15.3852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16781935484" calcext:value-type="float">
            <text:p>14.6316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6065" calcext:value-type="float">
            <text:p>13.2346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782775" calcext:value-type="float">
            <text:p>12.3378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57210322581" calcext:value-type="float">
            <text:p>10.79572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55169655172" calcext:value-type="float">
            <text:p>12.925516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83275" calcext:value-type="float">
            <text:p>13.288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9166451613" calcext:value-type="float">
            <text:p>14.52391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02944516129" calcext:value-type="float">
            <text:p>15.5802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737275" calcext:value-type="float">
            <text:p>16.3173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84655483871" calcext:value-type="float">
            <text:p>16.4084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304275" calcext:value-type="float">
            <text:p>15.9630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733" calcext:value-type="float">
            <text:p>15.7707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68590967742" calcext:value-type="float">
            <text:p>15.47685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65635" calcext:value-type="float">
            <text:p>15.1765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23421935484" calcext:value-type="float">
            <text:p>15.37234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99133793104" calcext:value-type="float">
            <text:p>15.019913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17595" calcext:value-type="float">
            <text:p>15.6017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154125" calcext:value-type="float">
            <text:p>16.1415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07575" calcext:value-type="float">
            <text:p>16.2270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3559" calcext:value-type="float">
            <text:p>16.2835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12808" calcext:value-type="float">
            <text:p>16.19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943075" calcext:value-type="float">
            <text:p>16.0194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31464" calcext:value-type="float">
            <text:p>15.57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7804444445" calcext:value-type="float">
            <text:p>15.063780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712275" calcext:value-type="float">
            <text:p>14.3171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5559483871" calcext:value-type="float">
            <text:p>14.3455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83576" calcext:value-type="float">
            <text:p>14.74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2856774194" calcext:value-type="float">
            <text:p>15.64528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5156129032" calcext:value-type="float">
            <text:p>15.81351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036" calcext:value-type="float">
            <text:p>15.78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983225806" calcext:value-type="float">
            <text:p>15.92589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55" calcext:value-type="float">
            <text:p>16.0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71419354839" calcext:value-type="float">
            <text:p>15.847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96872258064" calcext:value-type="float">
            <text:p>15.53968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84992" calcext:value-type="float">
            <text:p>15.06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1336516129" calcext:value-type="float">
            <text:p>14.9213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36928" calcext:value-type="float">
            <text:p>14.15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4624516129" calcext:value-type="float">
            <text:p>13.034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6074" calcext:value-type="float">
            <text:p>13.546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67107096774" calcext:value-type="float">
            <text:p>14.16671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3871483871" calcext:value-type="float">
            <text:p>13.79387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81528" calcext:value-type="float">
            <text:p>14.27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97187096774" calcext:value-type="float">
            <text:p>13.8497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53032" calcext:value-type="float">
            <text:p>14.1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74872258065" calcext:value-type="float">
            <text:p>13.1774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14098064516" calcext:value-type="float">
            <text:p>12.36140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47078709677" calcext:value-type="float">
            <text:p>15.2747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98208" calcext:value-type="float">
            <text:p>14.66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40552258065" calcext:value-type="float">
            <text:p>14.67405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82582857143" calcext:value-type="float">
            <text:p>15.23825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4193548387" calcext:value-type="float">
            <text:p>15.977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39027096774" calcext:value-type="float">
            <text:p>16.08390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34248" calcext:value-type="float">
            <text:p>16.07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5223225807" calcext:value-type="float">
            <text:p>16.34652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42248" calcext:value-type="float">
            <text:p>16.12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82407741936" calcext:value-type="float">
            <text:p>15.88824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03870967742" calcext:value-type="float">
            <text:p>15.510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39144" calcext:value-type="float">
            <text:p>15.11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48828387097" calcext:value-type="float">
            <text:p>14.3148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08552" calcext:value-type="float">
            <text:p>13.09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5751483871" calcext:value-type="float">
            <text:p>13.5957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81977142857" calcext:value-type="float">
            <text:p>14.31819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2513548387" calcext:value-type="float">
            <text:p>14.2522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6410322581" calcext:value-type="float">
            <text:p>14.72764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2344" calcext:value-type="float">
            <text:p>15.6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1460645161" calcext:value-type="float">
            <text:p>15.7941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41824" calcext:value-type="float">
            <text:p>15.73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6232727273" calcext:value-type="float">
            <text:p>15.608623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15178181818" calcext:value-type="float">
            <text:p>15.561517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55928" calcext:value-type="float">
            <text:p>15.3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70589090909" calcext:value-type="float">
            <text:p>15.007058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35835" calcext:value-type="float">
            <text:p>14.1935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6789677419" calcext:value-type="float">
            <text:p>13.7406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84049032258" calcext:value-type="float">
            <text:p>14.4484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32312727273" calcext:value-type="float">
            <text:p>15.393231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34196363636" calcext:value-type="float">
            <text:p>15.653419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5704" calcext:value-type="float">
            <text:p>15.6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1948235294" calcext:value-type="float">
            <text:p>15.297194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2592" calcext:value-type="float">
            <text:p>14.9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39371428571" calcext:value-type="float">
            <text:p>14.0839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01058064516" calcext:value-type="float">
            <text:p>14.120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22567741936" calcext:value-type="float">
            <text:p>14.4922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86205" calcext:value-type="float">
            <text:p>14.1086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18464516129" calcext:value-type="float">
            <text:p>14.281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65489032258" calcext:value-type="float">
            <text:p>14.0765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90866206897" calcext:value-type="float">
            <text:p>15.079086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262275" calcext:value-type="float">
            <text:p>16.4126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28028387097" calcext:value-type="float">
            <text:p>16.7228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31904516129" calcext:value-type="float">
            <text:p>16.6531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874125" calcext:value-type="float">
            <text:p>16.5987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57065806452" calcext:value-type="float">
            <text:p>16.5057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6095" calcext:value-type="float">
            <text:p>16.3066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3405" calcext:value-type="float">
            <text:p>16.0593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28854193548" calcext:value-type="float">
            <text:p>15.66288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7589677419" calcext:value-type="float">
            <text:p>15.14275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67798709677" calcext:value-type="float">
            <text:p>14.3267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354725" calcext:value-type="float">
            <text:p>13.9035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9955862069" calcext:value-type="float">
            <text:p>14.2299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14007741936" calcext:value-type="float">
            <text:p>14.50140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92358709677" calcext:value-type="float">
            <text:p>15.68923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0232" calcext:value-type="float">
            <text:p>16.0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56381935484" calcext:value-type="float">
            <text:p>15.8356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41232" calcext:value-type="float">
            <text:p>16.1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21855483871" calcext:value-type="float">
            <text:p>15.6921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75070967742" calcext:value-type="float">
            <text:p>15.327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63304" calcext:value-type="float">
            <text:p>16.15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33357419355" calcext:value-type="float">
            <text:p>16.1933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7208" calcext:value-type="float">
            <text:p>15.90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69907096774" calcext:value-type="float">
            <text:p>16.4069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08282857143" calcext:value-type="float">
            <text:p>16.75082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0637419355" calcext:value-type="float">
            <text:p>16.6840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63308387097" calcext:value-type="float">
            <text:p>16.75633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73784" calcext:value-type="float">
            <text:p>16.66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4092903226" calcext:value-type="float">
            <text:p>16.5114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92584" calcext:value-type="float">
            <text:p>16.46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55504516129" calcext:value-type="float">
            <text:p>16.4855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45385806452" calcext:value-type="float">
            <text:p>16.30453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5952" calcext:value-type="float">
            <text:p>16.1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24864516129" calcext:value-type="float">
            <text:p>15.592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78864" calcext:value-type="float">
            <text:p>15.39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19155862069" calcext:value-type="float">
            <text:p>15.64191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266925" calcext:value-type="float">
            <text:p>16.0226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6183225807" calcext:value-type="float">
            <text:p>16.35261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5576" calcext:value-type="float">
            <text:p>16.22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0867" calcext:value-type="float">
            <text:p>16.0808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47792" calcext:value-type="float">
            <text:p>15.78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91212903226" calcext:value-type="float">
            <text:p>14.9691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70312" calcext:value-type="float">
            <text:p>15.0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57150967742" calcext:value-type="float">
            <text:p>14.70571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73128" calcext:value-type="float">
            <text:p>13.9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2446451613" calcext:value-type="float">
            <text:p>13.7192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2431428571" calcext:value-type="float">
            <text:p>14.24624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46209032258" calcext:value-type="float">
            <text:p>15.41462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3856516129" calcext:value-type="float">
            <text:p>16.03385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72312" calcext:value-type="float">
            <text:p>16.6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459" calcext:value-type="float">
            <text:p>16.6264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948" calcext:value-type="float">
            <text:p>16.4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26934193548" calcext:value-type="float">
            <text:p>16.4126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4936774194" calcext:value-type="float">
            <text:p>16.16649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66104" calcext:value-type="float">
            <text:p>15.85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70498064516" calcext:value-type="float">
            <text:p>15.57704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63048" calcext:value-type="float">
            <text:p>14.9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4970322581" calcext:value-type="float">
            <text:p>14.7184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20085714286" calcext:value-type="float">
            <text:p>14.9820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32789677419" calcext:value-type="float">
            <text:p>15.4932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41868387097" calcext:value-type="float">
            <text:p>15.6041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9768" calcext:value-type="float">
            <text:p>16.42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56544516129" calcext:value-type="float">
            <text:p>16.5556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99976" calcext:value-type="float">
            <text:p>16.43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50996129032" calcext:value-type="float">
            <text:p>16.2950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48913548387" calcext:value-type="float">
            <text:p>16.32489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24416" calcext:value-type="float">
            <text:p>16.18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61298064516" calcext:value-type="float">
            <text:p>15.83612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9704" calcext:value-type="float">
            <text:p>15.68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1094193548" calcext:value-type="float">
            <text:p>15.16910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758" calcext:value-type="float">
            <text:p>14.92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46609032258" calcext:value-type="float">
            <text:p>15.73466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04792258065" calcext:value-type="float">
            <text:p>15.78047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8130909091" calcext:value-type="float">
            <text:p>15.718813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8705714286" calcext:value-type="float">
            <text:p>14.25887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0637419355" calcext:value-type="float">
            <text:p>14.7790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0726153846" calcext:value-type="float">
            <text:p>13.828072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6193548387" calcext:value-type="float">
            <text:p>13.386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98088275862" calcext:value-type="float">
            <text:p>13.079808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34652307692" calcext:value-type="float">
            <text:p>13.833465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2991483871" calcext:value-type="float">
            <text:p>14.3729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76585806452" calcext:value-type="float">
            <text:p>14.5976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9072" calcext:value-type="float">
            <text:p>15.9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71651612903" calcext:value-type="float">
            <text:p>15.787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13024" calcext:value-type="float">
            <text:p>15.55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3029677419" calcext:value-type="float">
            <text:p>15.3043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10185806452" calcext:value-type="float">
            <text:p>14.8110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15712" calcext:value-type="float">
            <text:p>14.50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48885" calcext:value-type="float">
            <text:p>13.2048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4477142857" calcext:value-type="float">
            <text:p>14.03244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81568" calcext:value-type="float">
            <text:p>14.81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2255" calcext:value-type="float">
            <text:p>15.9012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26424" calcext:value-type="float">
            <text:p>16.11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1780645161" calcext:value-type="float">
            <text:p>16.050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46544" calcext:value-type="float">
            <text:p>15.9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8849032258" calcext:value-type="float">
            <text:p>15.62188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27562857143" calcext:value-type="float">
            <text:p>15.41275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19664516129" calcext:value-type="float">
            <text:p>15.241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75851428571" calcext:value-type="float">
            <text:p>15.07758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2704" calcext:value-type="float">
            <text:p>16.18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469" calcext:value-type="float">
            <text:p>17.0874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03264" calcext:value-type="float">
            <text:p>17.1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9063225806" calcext:value-type="float">
            <text:p>17.13290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93616" calcext:value-type="float">
            <text:p>16.93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98122352941" calcext:value-type="float">
            <text:p>17.0098122352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37569032258" calcext:value-type="float">
            <text:p>16.8837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9512516129" calcext:value-type="float">
            <text:p>16.3295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8217142857" calcext:value-type="float">
            <text:p>15.62782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74131428571" calcext:value-type="float">
            <text:p>15.98741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9344516129" calcext:value-type="float">
            <text:p>16.509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54580645161" calcext:value-type="float">
            <text:p>16.385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9544" calcext:value-type="float">
            <text:p>16.32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55682580645" calcext:value-type="float">
            <text:p>16.1855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92568" calcext:value-type="float">
            <text:p>15.99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54247741936" calcext:value-type="float">
            <text:p>15.45542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65940645161" calcext:value-type="float">
            <text:p>14.8065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41928" calcext:value-type="float">
            <text:p>14.34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79140645161" calcext:value-type="float">
            <text:p>13.9379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2912" calcext:value-type="float">
            <text:p>12.8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7713548387" calcext:value-type="float">
            <text:p>14.60277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80843105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69869090909" calcext:value-type="float">
            <text:p>15.446986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98" meta:object-count="0"/>
    <meta:user-defined meta:name="AppVersion">3.0</meta:user-defined>
  </office:meta>
</office:document-meta>
</file>